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120a" officeooo:paragraph-rsid="0013120a"/>
    </style:style>
    <style:style style:name="P2" style:family="paragraph" style:parent-style-name="Text_20_body">
      <style:text-properties officeooo:paragraph-rsid="0013120a"/>
    </style:style>
    <style:style style:name="P3" style:family="paragraph" style:parent-style-name="Text_20_body">
      <style:text-properties officeooo:rsid="0013b14a" officeooo:paragraph-rsid="0013b14a"/>
    </style:style>
    <style:style style:name="P4" style:family="paragraph" style:parent-style-name="Text_20_body">
      <style:text-properties officeooo:paragraph-rsid="0014ee88"/>
    </style:style>
    <style:style style:name="P5" style:family="paragraph" style:parent-style-name="Header">
      <style:text-properties officeooo:rsid="0012b6fc" officeooo:paragraph-rsid="0012b6fc"/>
    </style:style>
    <style:style style:name="P6" style:family="paragraph" style:parent-style-name="Heading_20_2">
      <style:text-properties officeooo:rsid="0013120a" officeooo:paragraph-rsid="0013120a"/>
    </style:style>
    <style:style style:name="P7" style:family="paragraph" style:parent-style-name="Heading_20_2">
      <style:text-properties officeooo:rsid="0014ee88" officeooo:paragraph-rsid="0014ee88"/>
    </style:style>
    <style:style style:name="T1" style:family="text">
      <style:text-properties officeooo:rsid="0012b6fc"/>
    </style:style>
    <style:style style:name="T2" style:family="text">
      <style:text-properties officeooo:rsid="0013120a"/>
    </style:style>
    <style:style style:name="T3" style:family="text">
      <style:text-properties officeooo:rsid="001374cb"/>
    </style:style>
    <style:style style:name="T4" style:family="text">
      <style:text-properties fo:font-style="italic" officeooo:rsid="001374cb"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374cb" style:font-style-asian="normal" style:font-style-complex="normal"/>
    </style:style>
    <style:style style:name="T7" style:family="text">
      <style:text-properties fo:font-style="normal" officeooo:rsid="0013b14a" style:font-style-asian="normal" style:font-style-complex="normal"/>
    </style:style>
    <style:style style:name="T8" style:family="text">
      <style:text-properties officeooo:rsid="0014ee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p>
      <text:p text:style-name="Standard"><text:tab/><text:span text:style-name="T1">A cadeira de InfraCom é dividida em basicamente 5 módulos, veremos então aqui na ordem cada um deles em detalhes como o professor vê em sala e seguindo mais ou menos o slide e livro recomendados. Mais informações sobre esses detalhes, no outro arquivo presente nessa pasta “Overview da cadeira”.</text:span></text:p>
      <text:p text:style-name="Subtitle"/>
      <text:p text:style-name="Subtitle"><text:span text:style-name="T2">Módulo I – Introdução</text:span></text:p>
      <text:p text:style-name="Standard"/>
      <text:p text:style-name="Standard"><text:tab/><text:span text:style-name="T2">Passaremos por cima de conceitos básicos do assunto, terminologias que explicaremos mais a frente e em geral, a introdução do assunto. Os tópicos são:</text:span></text:p>
      <text:p text:style-name="Standard"/>
      <text:p text:style-name="P1">. Oque é a Internet ?</text:p>
      <text:p text:style-name="P1"/>
      <text:p text:style-name="P1">. A borda da rede.</text:p>
      <text:p text:style-name="P1"/>
      <text:p text:style-name="P1">. Núcleo da rede.</text:p>
      <text:p text:style-name="P1"/>
      <text:p text:style-name="P1">. Atraso, perda, vazão em redes.</text:p>
      <text:p text:style-name="P1"/>
      <text:p text:style-name="P1">. Camadas de protocolo, modelos de serviço.</text:p>
      <text:p text:style-name="P1"/>
      <text:p text:style-name="P1">. Redes sob ataque: Segurança.</text:p>
      <text:p text:style-name="P1"/>
      <text:p text:style-name="P1">. História da internet</text:p>
      <text:p text:style-name="P1"/>
      <text:p text:style-name="P1">Vamos começar…</text:p>
      <text:p text:style-name="P1"/>
      <text:h text:style-name="P6" text:outline-level="2">Oque é a internet?</text:h>
      <text:p text:style-name="P2"><text:tab/><text:span text:style-name="T3">A internet é na prática milhões de dispositivos conectados, mas oque faz da internet ser ela são os </text:span><text:span text:style-name="T4">hosts </text:span><text:span text:style-name="T6">que ficam realizando aplicações de rede, ou respondendo requisições dos usuários da intenet. Para chegar no usuário final, a informação requisitada passa por diversos outros computadores, que são chamados de </text:span><text:span text:style-name="T4">roteadores </text:span><text:span text:style-name="T6">ou antigamente </text:span><text:span text:style-name="T4">switches</text:span><text:span text:style-name="T6">. E mais ainda, entre esses computadores há uma rede de </text:span><text:span text:style-name="T4">Enlace, </text:span><text:span text:style-name="T6">que pode ser fibra, rádio, coaxial, satélite. Dizemos que a banda passa por esses enlaces em alguma taxa, você já deve ter ouvido falar disso quando contratou a sua internet. Claro, o usuário </text:span><text:span text:style-name="T7">não pode fazer essa conexão sozinho, <text:s/>ele deve contratar um ISP, ou Internet Service Provider.</text:span></text:p>
      <text:p text:style-name="P2"><text:span text:style-name="T6"><text:tab/>E a internet cresce muito hoje em dia, cada vez mais. Dispositivos diversos estão virando computadores e ultilizando a internet, como chamamos os “smart” devices. Torraderias, álbums de fotografia, geladeira, monitor de energia. Tudo ultilizando de internet e enviando dados para algum lugar. </text:span><text:span text:style-name="T7">Mais coisas que formam a internet são os já falados ISP’s interconectados, protocolos de envio e recebimento de mensagens e padrões de internet como o RFC e IETF, que falaremos depois.</text:span></text:p>
      <text:p text:style-name="P2"><text:span text:style-name="T7"><text:tab/>Por outro ponto de vista, temos a infraestrutura que provê serviços na internet, como jogos, a google com seu e-mail ou maps, facebook; e temos a infraestrutura que provê acesso a esses </text:span><text:soft-page-break/><text:span text:style-name="T7">recursos, que são as ISPs, e tudo já falado acima. Vamos entrar em detalhes sobre algumas coisas faladas:</text:span></text:p>
      <text:p text:style-name="P3"><text:span text:style-name="T5">Oque são protocolos?</text:span></text:p>
      <text:p text:style-name="P3"><text:span text:style-name="T5"><text:tab/>São definições sobre comunicação, delimitam não regras mas recomendações a se seguir para obter uma comunicação com sucesso. Pessoas usam protocolos como “Quando alguém de ter bom-dia, responda bom-dia”. Computadores usam protocolos para definir formato, ordem e outras medidas sobre informações enviadas e como vão ser recebidas.</text:span></text:p>
      <text:p text:style-name="P3"><text:span text:style-name="T5"/></text:p>
      <text:h text:style-name="P7" text:outline-level="2">A borda da rede</text:h>
      <text:p text:style-name="P4"><text:tab/><text:span text:style-name="T8">A borda da rede seria os hosts e servidores, enquanto o miolo ou núcleo são os roteadores e ISP’s conectados por redes de acesso(enlaces). <text:s/>Existem diversos tipos do que chamamos de redes de acesso, que são formas de conectar com seu provedor de serviço. Elas fazem parte de como conseguimos conectar os sistemas finais(nós) às bordas. Vamos então ver algumas del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3b14a"/>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b6fc" officeooo:paragraph-rsid="0012b6f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Infraestrutura de Comunicação – Gui Lim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16:58:15.687890701</meta:creation-date>
    <meta:generator>LibreOffice/5.1.6.2$Linux_X86_64 LibreOffice_project/10m0$Build-2</meta:generator>
    <dc:date>2019-03-04T16:45:07.908094051</dc:date>
    <meta:editing-duration>PT4M46S</meta:editing-duration>
    <meta:editing-cycles>1</meta:editing-cycles>
    <meta:document-statistic meta:table-count="0" meta:image-count="0" meta:object-count="0" meta:page-count="2" meta:paragraph-count="21" meta:word-count="476" meta:character-count="2927" meta:non-whitespace-character-count="2458"/>
  </office:meta>
</office:document-meta>
</file>